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5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 style:data-style-name="N84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 style:data-style-name="N37">
      <style:table-cell-properties fo:background-color="#fff200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8"/>
        <table:table-row table:style-name="ro1">
          <table:table-cell table:style-name="ce15"/>
          <table:table-cell table:style-name="ce15" office:value-type="string" calcext:value-type="string">
            <text:p>wb</text:p>
          </table:table-cell>
          <table:table-cell table:style-name="ce15" office:value-type="string" calcext:value-type="string">
            <text:p>ws</text:p>
          </table:table-cell>
          <table:table-cell table:style-name="ce15" office:value-type="string" calcext:value-type="string">
            <text:p>w1</text:p>
          </table:table-cell>
          <table:table-cell table:style-name="ce15" office:value-type="string" calcext:value-type="string">
            <text:p>w2</text:p>
          </table:table-cell>
          <table:table-cell table:style-name="ce15" office:value-type="string" calcext:value-type="string">
            <text:p>w3</text:p>
          </table:table-cell>
          <table:table-cell table:style-name="ce15"/>
          <table:table-cell table:style-name="ce15" office:value-type="string" calcext:value-type="string">
            <text:p>Sn-1</text:p>
          </table:table-cell>
          <table:table-cell table:style-name="ce15" office:value-type="string" calcext:value-type="string">
            <text:p>x111</text:p>
          </table:table-cell>
          <table:table-cell table:style-name="ce20" office:value-type="string" calcext:value-type="string">
            <text:p>x011</text:p>
          </table:table-cell>
          <table:table-cell table:style-name="ce15" office:value-type="string" calcext:value-type="string">
            <text:p>x101</text:p>
          </table:table-cell>
          <table:table-cell table:style-name="ce21" office:value-type="string" calcext:value-type="string">
            <text:p>x110</text:p>
          </table:table-cell>
          <table:table-cell table:style-name="ce15" office:value-type="string" calcext:value-type="string">
            <text:p>x001</text:p>
          </table:table-cell>
          <table:table-cell table:style-name="ce15" office:value-type="string" calcext:value-type="string">
            <text:p>x010</text:p>
          </table:table-cell>
          <table:table-cell table:style-name="ce15" office:value-type="string" calcext:value-type="string">
            <text:p>x100</text:p>
          </table:table-cell>
          <table:table-cell table:style-name="ce15" office:value-type="string" calcext:value-type="string">
            <text:p>x000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Sn =1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-4" calcext:value-type="float">
            <text:p>-4</text:p>
          </table:table-cell>
          <table:table-cell table:number-columns-repeated="3" table:style-name="ce16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table:style-name="ce16" table:formula="of:=[.B2]+[.C2]*[.H2]+1*[.D2]+1*[.E2]+1*[.F2]" office:value-type="float" office:value="8.1" calcext:value-type="float">
            <text:p>8.1</text:p>
          </table:table-cell>
          <table:table-cell table:style-name="ce16" table:formula="of:=[.B2]+[.C2]*[.H2]+0.2*[.D2]+1*[.E2]+1*[.F2]" office:value-type="float" office:value="4.9" calcext:value-type="float">
            <text:p>4.9</text:p>
          </table:table-cell>
          <table:table-cell table:style-name="ce16" table:formula="of:=[.B2]+[.C2]*[.H2]+1*[.D2]+0.2*[.E2]+1*[.F2]" office:value-type="float" office:value="4.9" calcext:value-type="float">
            <text:p>4.9</text:p>
          </table:table-cell>
          <table:table-cell table:style-name="ce16" table:formula="of:=[.B2]+[.C2]*[.H2]+1*[.D2]+1*[.E2]+[.F2]*0.2" office:value-type="float" office:value="4.9" calcext:value-type="float">
            <text:p>4.9</text:p>
          </table:table-cell>
          <table:table-cell table:style-name="ce16" table:formula="of:=[.B2]+[.C2]*[.H2]+[.D2]*0.2+[.E2]*0.2+[.F2]" office:value-type="float" office:value="1.7" calcext:value-type="float">
            <text:p>1.7</text:p>
          </table:table-cell>
          <table:table-cell table:style-name="ce16" table:formula="of:=[.B2]+[.C2]*[.H2]+[.D2]*0.2+[.E2]+[.F2]*0.2" office:value-type="float" office:value="1.7" calcext:value-type="float">
            <text:p>1.7</text:p>
          </table:table-cell>
          <table:table-cell table:style-name="ce16" table:formula="of:=[.B2]+[.C2]*[.H2]+[.D2]+[.E2]*0.2+[.F2]*0.2" office:value-type="float" office:value="1.7" calcext:value-type="float">
            <text:p>1.7</text:p>
          </table:table-cell>
          <table:table-cell table:style-name="ce16" table:formula="of:=[.B2]+[.C2]*[.H2]+[.D2]*0.2+[.E2]*0.2+[.F2]*0.2" office:value-type="float" office:value="-1.5" calcext:value-type="float">
            <text:p>-1.5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-4" calcext:value-type="float">
            <text:p>-4</text:p>
          </table:table-cell>
          <table:table-cell table:number-columns-repeated="3" table:style-name="ce16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2" calcext:value-type="float">
            <text:p>2</text:p>
          </table:table-cell>
          <table:table-cell table:style-name="ce16" table:formula="of:=[.B3]+[.C3]*[.H3]+1*[.D3]+1*[.E3]+1*[.F3]" office:value-type="float" office:value="4.1" calcext:value-type="float">
            <text:p>4.1</text:p>
          </table:table-cell>
          <table:table-cell table:style-name="ce16" table:formula="of:=[.B3]+[.C3]*[.H3]+0.2*[.D3]+1*[.E3]+1*[.F3]" office:value-type="float" office:value="0.9" calcext:value-type="float">
            <text:p>0.9</text:p>
          </table:table-cell>
          <table:table-cell table:style-name="ce16" table:formula="of:=[.B3]+[.C3]*[.H3]+1*[.D3]+0.2*[.E3]+1*[.F3]" office:value-type="float" office:value="0.9" calcext:value-type="float">
            <text:p>0.9</text:p>
          </table:table-cell>
          <table:table-cell table:style-name="ce16" table:formula="of:=[.B3]+[.C3]*[.H3]+1*[.D3]+1*[.E3]+[.F3]*0.2" office:value-type="float" office:value="0.9" calcext:value-type="float">
            <text:p>0.9</text:p>
          </table:table-cell>
          <table:table-cell table:style-name="ce16" table:formula="of:=[.B3]+[.C3]*[.H3]+[.D3]*0.2+[.E3]*0.2+[.F3]" office:value-type="float" office:value="-2.3" calcext:value-type="float">
            <text:p>-2.3</text:p>
          </table:table-cell>
          <table:table-cell table:style-name="ce16" table:formula="of:=[.B3]+[.C3]*[.H3]+[.D3]*0.2+[.E3]+[.F3]*0.2" office:value-type="float" office:value="-2.3" calcext:value-type="float">
            <text:p>-2.3</text:p>
          </table:table-cell>
          <table:table-cell table:style-name="ce16" table:formula="of:=[.B3]+[.C3]*[.H3]+[.D3]+[.E3]*0.2+[.F3]*0.2" office:value-type="float" office:value="-2.3" calcext:value-type="float">
            <text:p>-2.3</text:p>
          </table:table-cell>
          <table:table-cell table:style-name="ce16" table:formula="of:=[.B3]+[.C3]*[.H3]+[.D3]*0.2+[.E3]*0.2+[.F3]*0.2" office:value-type="float" office:value="-5.5" calcext:value-type="float">
            <text:p>-5.5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-4" calcext:value-type="float">
            <text:p>-4</text:p>
          </table:table-cell>
          <table:table-cell table:number-columns-repeated="3" table:style-name="ce16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table:style-name="ce16" table:formula="of:=[.B4]+[.C4]*[.H4]+1*[.D4]+1*[.E4]+1*[.F4]" office:value-type="float" office:value="0.0999999999999996" calcext:value-type="float">
            <text:p>0.1</text:p>
          </table:table-cell>
          <table:table-cell table:style-name="ce16" table:formula="of:=[.B4]+[.C4]*[.H4]+0.2*[.D4]+1*[.E4]+1*[.F4]" office:value-type="float" office:value="-3.1" calcext:value-type="float">
            <text:p>-3.1</text:p>
          </table:table-cell>
          <table:table-cell table:style-name="ce16" table:formula="of:=[.B4]+[.C4]*[.H4]+1*[.D4]+0.2*[.E4]+1*[.F4]" office:value-type="float" office:value="-3.1" calcext:value-type="float">
            <text:p>-3.1</text:p>
          </table:table-cell>
          <table:table-cell table:style-name="ce16" table:formula="of:=[.B4]+[.C4]*[.H4]+1*[.D4]+1*[.E4]+[.F4]*0.2" office:value-type="float" office:value="-3.1" calcext:value-type="float">
            <text:p>-3.1</text:p>
          </table:table-cell>
          <table:table-cell table:style-name="ce16" table:formula="of:=[.B4]+[.C4]*[.H4]+[.D4]*0.2+[.E4]*0.2+[.F4]" office:value-type="float" office:value="-6.3" calcext:value-type="float">
            <text:p>-6.3</text:p>
          </table:table-cell>
          <table:table-cell table:style-name="ce16" table:formula="of:=[.B4]+[.C4]*[.H4]+[.D4]*0.2+[.E4]+[.F4]*0.2" office:value-type="float" office:value="-6.3" calcext:value-type="float">
            <text:p>-6.3</text:p>
          </table:table-cell>
          <table:table-cell table:style-name="ce16" table:formula="of:=[.B4]+[.C4]*[.H4]+[.D4]+[.E4]*0.2+[.F4]*0.2" office:value-type="float" office:value="-6.3" calcext:value-type="float">
            <text:p>-6.3</text:p>
          </table:table-cell>
          <table:table-cell table:style-name="ce16" table:formula="of:=[.B4]+[.C4]*[.H4]+[.D4]*0.2+[.E4]*0.2+[.F4]*0.2" office:value-type="float" office:value="-9.5" calcext:value-type="float">
            <text:p>-9.5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-4" calcext:value-type="float">
            <text:p>-4</text:p>
          </table:table-cell>
          <table:table-cell table:number-columns-repeated="3" table:style-name="ce16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4" calcext:value-type="float">
            <text:p>4</text:p>
          </table:table-cell>
          <table:table-cell table:style-name="ce16" table:formula="of:=[.B5]+[.C5]*[.H5]+1*[.D5]+1*[.E5]+1*[.F5]" office:value-type="float" office:value="-3.9" calcext:value-type="float">
            <text:p>-3.9</text:p>
          </table:table-cell>
          <table:table-cell table:style-name="ce16" table:formula="of:=[.B5]+[.C5]*[.H5]+0.2*[.D5]+1*[.E5]+1*[.F5]" office:value-type="float" office:value="-7.1" calcext:value-type="float">
            <text:p>-7.1</text:p>
          </table:table-cell>
          <table:table-cell table:style-name="ce16" table:formula="of:=[.B5]+[.C5]*[.H5]+1*[.D5]+0.2*[.E5]+1*[.F5]" office:value-type="float" office:value="-7.1" calcext:value-type="float">
            <text:p>-7.1</text:p>
          </table:table-cell>
          <table:table-cell table:style-name="ce16" table:formula="of:=[.B5]+[.C5]*[.H5]+1*[.D5]+1*[.E5]+[.F5]*0.2" office:value-type="float" office:value="-7.1" calcext:value-type="float">
            <text:p>-7.1</text:p>
          </table:table-cell>
          <table:table-cell table:style-name="ce16" table:formula="of:=[.B5]+[.C5]*[.H5]+[.D5]*0.2+[.E5]*0.2+[.F5]" office:value-type="float" office:value="-10.3" calcext:value-type="float">
            <text:p>-10.3</text:p>
          </table:table-cell>
          <table:table-cell table:style-name="ce16" table:formula="of:=[.B5]+[.C5]*[.H5]+[.D5]*0.2+[.E5]+[.F5]*0.2" office:value-type="float" office:value="-10.3" calcext:value-type="float">
            <text:p>-10.3</text:p>
          </table:table-cell>
          <table:table-cell table:style-name="ce16" table:formula="of:=[.B5]+[.C5]*[.H5]+[.D5]+[.E5]*0.2+[.F5]*0.2" office:value-type="float" office:value="-10.3" calcext:value-type="float">
            <text:p>-10.3</text:p>
          </table:table-cell>
          <table:table-cell table:style-name="ce16" table:formula="of:=[.B5]+[.C5]*[.H5]+[.D5]*0.2+[.E5]*0.2+[.F5]*0.2" office:value-type="float" office:value="-13.5" calcext:value-type="float">
            <text:p>-13.5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-4" calcext:value-type="float">
            <text:p>-4</text:p>
          </table:table-cell>
          <table:table-cell table:number-columns-repeated="3" table:style-name="ce16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table:style-name="ce16" table:formula="of:=[.B6]+[.C6]*[.H6]+1*[.D6]+1*[.E6]+1*[.F6]" office:value-type="float" office:value="-7.9" calcext:value-type="float">
            <text:p>-7.9</text:p>
          </table:table-cell>
          <table:table-cell table:style-name="ce16" table:formula="of:=[.B6]+[.C6]*[.H6]+0.2*[.D6]+1*[.E6]+1*[.F6]" office:value-type="float" office:value="-11.1" calcext:value-type="float">
            <text:p>-11.1</text:p>
          </table:table-cell>
          <table:table-cell table:style-name="ce16" table:formula="of:=[.B6]+[.C6]*[.H6]+1*[.D6]+0.2*[.E6]+1*[.F6]" office:value-type="float" office:value="-11.1" calcext:value-type="float">
            <text:p>-11.1</text:p>
          </table:table-cell>
          <table:table-cell table:style-name="ce16" table:formula="of:=[.B6]+[.C6]*[.H6]+1*[.D6]+1*[.E6]+[.F6]*0.2" office:value-type="float" office:value="-11.1" calcext:value-type="float">
            <text:p>-11.1</text:p>
          </table:table-cell>
          <table:table-cell table:style-name="ce16" table:formula="of:=[.B6]+[.C6]*[.H6]+[.D6]*0.2+[.E6]*0.2+[.F6]" office:value-type="float" office:value="-14.3" calcext:value-type="float">
            <text:p>-14.3</text:p>
          </table:table-cell>
          <table:table-cell table:style-name="ce16" table:formula="of:=[.B6]+[.C6]*[.H6]+[.D6]*0.2+[.E6]+[.F6]*0.2" office:value-type="float" office:value="-14.3" calcext:value-type="float">
            <text:p>-14.3</text:p>
          </table:table-cell>
          <table:table-cell table:style-name="ce16" table:formula="of:=[.B6]+[.C6]*[.H6]+[.D6]+[.E6]*0.2+[.F6]*0.2" office:value-type="float" office:value="-14.3" calcext:value-type="float">
            <text:p>-14.3</text:p>
          </table:table-cell>
          <table:table-cell table:style-name="ce16" table:formula="of:=[.B6]+[.C6]*[.H6]+[.D6]*0.2+[.E6]*0.2+[.F6]*0.2" office:value-type="float" office:value="-17.5" calcext:value-type="float">
            <text:p>-17.5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-4" calcext:value-type="float">
            <text:p>-4</text:p>
          </table:table-cell>
          <table:table-cell table:number-columns-repeated="3" table:style-name="ce16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table:style-name="ce16" table:formula="of:=[.B7]+[.C7]*[.H7]+1*[.D7]+1*[.E7]+1*[.F7]" office:value-type="float" office:value="-11.9" calcext:value-type="float">
            <text:p>-11.9</text:p>
          </table:table-cell>
          <table:table-cell table:style-name="ce16" table:formula="of:=[.B7]+[.C7]*[.H7]+0.2*[.D7]+1*[.E7]+1*[.F7]" office:value-type="float" office:value="-15.1" calcext:value-type="float">
            <text:p>-15.1</text:p>
          </table:table-cell>
          <table:table-cell table:style-name="ce16" table:formula="of:=[.B7]+[.C7]*[.H7]+1*[.D7]+0.2*[.E7]+1*[.F7]" office:value-type="float" office:value="-15.1" calcext:value-type="float">
            <text:p>-15.1</text:p>
          </table:table-cell>
          <table:table-cell table:style-name="ce16" table:formula="of:=[.B7]+[.C7]*[.H7]+1*[.D7]+1*[.E7]+[.F7]*0.2" office:value-type="float" office:value="-15.1" calcext:value-type="float">
            <text:p>-15.1</text:p>
          </table:table-cell>
          <table:table-cell table:style-name="ce16" table:formula="of:=[.B7]+[.C7]*[.H7]+[.D7]*0.2+[.E7]*0.2+[.F7]" office:value-type="float" office:value="-18.3" calcext:value-type="float">
            <text:p>-18.3</text:p>
          </table:table-cell>
          <table:table-cell table:style-name="ce16" table:formula="of:=[.B7]+[.C7]*[.H7]+[.D7]*0.2+[.E7]+[.F7]*0.2" office:value-type="float" office:value="-18.3" calcext:value-type="float">
            <text:p>-18.3</text:p>
          </table:table-cell>
          <table:table-cell table:style-name="ce16" table:formula="of:=[.B7]+[.C7]*[.H7]+[.D7]+[.E7]*0.2+[.F7]*0.2" office:value-type="float" office:value="-18.3" calcext:value-type="float">
            <text:p>-18.3</text:p>
          </table:table-cell>
          <table:table-cell table:style-name="ce16" table:formula="of:=[.B7]+[.C7]*[.H7]+[.D7]*0.2+[.E7]*0.2+[.F7]*0.2" office:value-type="float" office:value="-21.5" calcext:value-type="float">
            <text:p>-21.5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-4" calcext:value-type="float">
            <text:p>-4</text:p>
          </table:table-cell>
          <table:table-cell table:number-columns-repeated="3" table:style-name="ce16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table:style-name="ce16" table:formula="of:=[.B8]+[.C8]*[.H8]+1*[.D8]+1*[.E8]+1*[.F8]" office:value-type="float" office:value="-15.9" calcext:value-type="float">
            <text:p>-15.9</text:p>
          </table:table-cell>
          <table:table-cell table:style-name="ce16" table:formula="of:=[.B8]+[.C8]*[.H8]+0.2*[.D8]+1*[.E8]+1*[.F8]" office:value-type="float" office:value="-19.1" calcext:value-type="float">
            <text:p>-19.1</text:p>
          </table:table-cell>
          <table:table-cell table:style-name="ce16" table:formula="of:=[.B8]+[.C8]*[.H8]+1*[.D8]+0.2*[.E8]+1*[.F8]" office:value-type="float" office:value="-19.1" calcext:value-type="float">
            <text:p>-19.1</text:p>
          </table:table-cell>
          <table:table-cell table:style-name="ce16" table:formula="of:=[.B8]+[.C8]*[.H8]+1*[.D8]+1*[.E8]+[.F8]*0.2" office:value-type="float" office:value="-19.1" calcext:value-type="float">
            <text:p>-19.1</text:p>
          </table:table-cell>
          <table:table-cell table:style-name="ce16" table:formula="of:=[.B8]+[.C8]*[.H8]+[.D8]*0.2+[.E8]*0.2+[.F8]" office:value-type="float" office:value="-22.3" calcext:value-type="float">
            <text:p>-22.3</text:p>
          </table:table-cell>
          <table:table-cell table:style-name="ce16" table:formula="of:=[.B8]+[.C8]*[.H8]+[.D8]*0.2+[.E8]+[.F8]*0.2" office:value-type="float" office:value="-22.3" calcext:value-type="float">
            <text:p>-22.3</text:p>
          </table:table-cell>
          <table:table-cell table:style-name="ce16" table:formula="of:=[.B8]+[.C8]*[.H8]+[.D8]+[.E8]*0.2+[.F8]*0.2" office:value-type="float" office:value="-22.3" calcext:value-type="float">
            <text:p>-22.3</text:p>
          </table:table-cell>
          <table:table-cell table:style-name="ce16" table:formula="of:=[.B8]+[.C8]*[.H8]+[.D8]*0.2+[.E8]*0.2+[.F8]*0.2" office:value-type="float" office:value="-25.5" calcext:value-type="float">
            <text:p>-25.5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-4" calcext:value-type="float">
            <text:p>-4</text:p>
          </table:table-cell>
          <table:table-cell table:number-columns-repeated="3" table:style-name="ce16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table:style-name="ce16" table:formula="of:=[.B9]+[.C9]*[.H9]+1*[.D9]+1*[.E9]+1*[.F9]" office:value-type="float" office:value="-19.9" calcext:value-type="float">
            <text:p>-19.9</text:p>
          </table:table-cell>
          <table:table-cell table:style-name="ce16" table:formula="of:=[.B9]+[.C9]*[.H9]+0.2*[.D9]+1*[.E9]+1*[.F9]" office:value-type="float" office:value="-23.1" calcext:value-type="float">
            <text:p>-23.1</text:p>
          </table:table-cell>
          <table:table-cell table:style-name="ce16" table:formula="of:=[.B9]+[.C9]*[.H9]+1*[.D9]+0.2*[.E9]+1*[.F9]" office:value-type="float" office:value="-23.1" calcext:value-type="float">
            <text:p>-23.1</text:p>
          </table:table-cell>
          <table:table-cell table:style-name="ce16" table:formula="of:=[.B9]+[.C9]*[.H9]+1*[.D9]+1*[.E9]+[.F9]*0.2" office:value-type="float" office:value="-23.1" calcext:value-type="float">
            <text:p>-23.1</text:p>
          </table:table-cell>
          <table:table-cell table:style-name="ce16" table:formula="of:=[.B9]+[.C9]*[.H9]+[.D9]*0.2+[.E9]*0.2+[.F9]" office:value-type="float" office:value="-26.3" calcext:value-type="float">
            <text:p>-26.3</text:p>
          </table:table-cell>
          <table:table-cell table:style-name="ce16" table:formula="of:=[.B9]+[.C9]*[.H9]+[.D9]*0.2+[.E9]+[.F9]*0.2" office:value-type="float" office:value="-26.3" calcext:value-type="float">
            <text:p>-26.3</text:p>
          </table:table-cell>
          <table:table-cell table:style-name="ce16" table:formula="of:=[.B9]+[.C9]*[.H9]+[.D9]+[.E9]*0.2+[.F9]*0.2" office:value-type="float" office:value="-26.3" calcext:value-type="float">
            <text:p>-26.3</text:p>
          </table:table-cell>
          <table:table-cell table:style-name="ce16" table:formula="of:=[.B9]+[.C9]*[.H9]+[.D9]*0.2+[.E9]*0.2+[.F9]*0.2" office:value-type="float" office:value="-29.5" calcext:value-type="float">
            <text:p>-29.5</text:p>
          </table:table-cell>
          <table:table-cell table:number-columns-repeated="1008"/>
        </table:table-row>
        <table:table-row table:style-name="ro1">
          <table:table-cell table:style-name="ce17" table:number-columns-repeated="16"/>
          <table:table-cell table:number-columns-repeated="1008"/>
        </table:table-row>
        <table:table-row table:style-name="ro1">
          <table:table-cell table:style-name="ce16" office:value-type="string" calcext:value-type="string">
            <text:p>Sn=2,3,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-8" calcext:value-type="float">
            <text:p>-8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table:style-name="ce16" table:formula="of:=[.B11]+[.C11]*[.H11]+1*[.D11]+1*[.E11]+1*[.F11]" office:value-type="float" office:value="4" calcext:value-type="float">
            <text:p>4</text:p>
          </table:table-cell>
          <table:table-cell table:style-name="ce16" table:formula="of:=[.B11]+[.C11]*[.H11]+0.2*[.D11]+1*[.E11]+1*[.F11]" office:value-type="float" office:value="10.4" calcext:value-type="float">
            <text:p>10.4</text:p>
          </table:table-cell>
          <table:table-cell table:style-name="ce16" table:formula="of:=[.B11]+[.C11]*[.H11]+1*[.D11]+0.2*[.E11]+1*[.F11]" office:value-type="float" office:value="0.8" calcext:value-type="float">
            <text:p>0.8</text:p>
          </table:table-cell>
          <table:table-cell table:style-name="ce16" table:formula="of:=[.B11]+[.C11]*[.H11]+1*[.D11]+1*[.E11]+[.F11]*0.2" office:value-type="float" office:value="0.8" calcext:value-type="float">
            <text:p>0.8</text:p>
          </table:table-cell>
          <table:table-cell table:style-name="ce16" table:formula="of:=[.B11]+[.C11]*[.H11]+[.D11]*0.2+[.E11]*0.2+[.F11]" office:value-type="float" office:value="7.2" calcext:value-type="float">
            <text:p>7.2</text:p>
          </table:table-cell>
          <table:table-cell table:style-name="ce16" table:formula="of:=[.B11]+[.C11]*[.H11]+[.D11]*0.2+[.E11]+[.F11]*0.2" office:value-type="float" office:value="7.2" calcext:value-type="float">
            <text:p>7.2</text:p>
          </table:table-cell>
          <table:table-cell table:style-name="ce16" table:formula="of:=[.B11]+[.C11]*[.H11]+[.D11]+[.E11]*0.2+[.F11]*0.2" office:value-type="float" office:value="-2.4" calcext:value-type="float">
            <text:p>-2.4</text:p>
          </table:table-cell>
          <table:table-cell table:style-name="ce16" table:formula="of:=[.B11]+[.C11]*[.H11]+[.D11]*0.2+[.E11]*0.2+[.F11]*0.2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-8" calcext:value-type="float">
            <text:p>-8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2" calcext:value-type="float">
            <text:p>2</text:p>
          </table:table-cell>
          <table:table-cell table:style-name="ce16" table:formula="of:=[.B12]+[.C12]*[.H12]+1*[.D12]+1*[.E12]+1*[.F12]" office:value-type="float" office:value="0" calcext:value-type="float">
            <text:p>0</text:p>
          </table:table-cell>
          <table:table-cell table:style-name="ce16" table:formula="of:=[.B12]+[.C12]*[.H12]+0.2*[.D12]+1*[.E12]+1*[.F12]" office:value-type="float" office:value="6.4" calcext:value-type="float">
            <text:p>6.4</text:p>
          </table:table-cell>
          <table:table-cell table:style-name="ce16" table:formula="of:=[.B12]+[.C12]*[.H12]+1*[.D12]+0.2*[.E12]+1*[.F12]" office:value-type="float" office:value="-3.2" calcext:value-type="float">
            <text:p>-3.2</text:p>
          </table:table-cell>
          <table:table-cell table:style-name="ce16" table:formula="of:=[.B12]+[.C12]*[.H12]+1*[.D12]+1*[.E12]+[.F12]*0.2" office:value-type="float" office:value="-3.2" calcext:value-type="float">
            <text:p>-3.2</text:p>
          </table:table-cell>
          <table:table-cell table:style-name="ce16" table:formula="of:=[.B12]+[.C12]*[.H12]+[.D12]*0.2+[.E12]*0.2+[.F12]" office:value-type="float" office:value="3.2" calcext:value-type="float">
            <text:p>3.2</text:p>
          </table:table-cell>
          <table:table-cell table:style-name="ce16" table:formula="of:=[.B12]+[.C12]*[.H12]+[.D12]*0.2+[.E12]+[.F12]*0.2" office:value-type="float" office:value="3.2" calcext:value-type="float">
            <text:p>3.2</text:p>
          </table:table-cell>
          <table:table-cell table:style-name="ce16" table:formula="of:=[.B12]+[.C12]*[.H12]+[.D12]+[.E12]*0.2+[.F12]*0.2" office:value-type="float" office:value="-6.4" calcext:value-type="float">
            <text:p>-6.4</text:p>
          </table:table-cell>
          <table:table-cell table:style-name="ce16" table:formula="of:=[.B12]+[.C12]*[.H12]+[.D12]*0.2+[.E12]*0.2+[.F12]*0.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-8" calcext:value-type="float">
            <text:p>-8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table:style-name="ce16" table:formula="of:=[.B13]+[.C13]*[.H13]+1*[.D13]+1*[.E13]+1*[.F13]" office:value-type="float" office:value="-4" calcext:value-type="float">
            <text:p>-4</text:p>
          </table:table-cell>
          <table:table-cell table:style-name="ce16" table:formula="of:=[.B13]+[.C13]*[.H13]+0.2*[.D13]+1*[.E13]+1*[.F13]" office:value-type="float" office:value="2.4" calcext:value-type="float">
            <text:p>2.4</text:p>
          </table:table-cell>
          <table:table-cell table:style-name="ce16" table:formula="of:=[.B13]+[.C13]*[.H13]+1*[.D13]+0.2*[.E13]+1*[.F13]" office:value-type="float" office:value="-7.2" calcext:value-type="float">
            <text:p>-7.2</text:p>
          </table:table-cell>
          <table:table-cell table:style-name="ce16" table:formula="of:=[.B13]+[.C13]*[.H13]+1*[.D13]+1*[.E13]+[.F13]*0.2" office:value-type="float" office:value="-7.2" calcext:value-type="float">
            <text:p>-7.2</text:p>
          </table:table-cell>
          <table:table-cell table:style-name="ce16" table:formula="of:=[.B13]+[.C13]*[.H13]+[.D13]*0.2+[.E13]*0.2+[.F13]" office:value-type="float" office:value="-0.8" calcext:value-type="float">
            <text:p>-0.8</text:p>
          </table:table-cell>
          <table:table-cell table:style-name="ce16" table:formula="of:=[.B13]+[.C13]*[.H13]+[.D13]*0.2+[.E13]+[.F13]*0.2" office:value-type="float" office:value="-0.8" calcext:value-type="float">
            <text:p>-0.8</text:p>
          </table:table-cell>
          <table:table-cell table:style-name="ce16" table:formula="of:=[.B13]+[.C13]*[.H13]+[.D13]+[.E13]*0.2+[.F13]*0.2" office:value-type="float" office:value="-10.4" calcext:value-type="float">
            <text:p>-10.4</text:p>
          </table:table-cell>
          <table:table-cell table:style-name="ce16" table:formula="of:=[.B13]+[.C13]*[.H13]+[.D13]*0.2+[.E13]*0.2+[.F13]*0.2" office:value-type="float" office:value="-4" calcext:value-type="float">
            <text:p>-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-8" calcext:value-type="float">
            <text:p>-8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4" calcext:value-type="float">
            <text:p>4</text:p>
          </table:table-cell>
          <table:table-cell table:style-name="ce16" table:formula="of:=[.B14]+[.C14]*[.H14]+1*[.D14]+1*[.E14]+1*[.F14]" office:value-type="float" office:value="-8" calcext:value-type="float">
            <text:p>-8</text:p>
          </table:table-cell>
          <table:table-cell table:style-name="ce16" table:formula="of:=[.B14]+[.C14]*[.H14]+0.2*[.D14]+1*[.E14]+1*[.F14]" office:value-type="float" office:value="-1.6" calcext:value-type="float">
            <text:p>-1.6</text:p>
          </table:table-cell>
          <table:table-cell table:style-name="ce16" table:formula="of:=[.B14]+[.C14]*[.H14]+1*[.D14]+0.2*[.E14]+1*[.F14]" office:value-type="float" office:value="-11.2" calcext:value-type="float">
            <text:p>-11.2</text:p>
          </table:table-cell>
          <table:table-cell table:style-name="ce16" table:formula="of:=[.B14]+[.C14]*[.H14]+1*[.D14]+1*[.E14]+[.F14]*0.2" office:value-type="float" office:value="-11.2" calcext:value-type="float">
            <text:p>-11.2</text:p>
          </table:table-cell>
          <table:table-cell table:style-name="ce16" table:formula="of:=[.B14]+[.C14]*[.H14]+[.D14]*0.2+[.E14]*0.2+[.F14]" office:value-type="float" office:value="-4.8" calcext:value-type="float">
            <text:p>-4.8</text:p>
          </table:table-cell>
          <table:table-cell table:style-name="ce16" table:formula="of:=[.B14]+[.C14]*[.H14]+[.D14]*0.2+[.E14]+[.F14]*0.2" office:value-type="float" office:value="-4.8" calcext:value-type="float">
            <text:p>-4.8</text:p>
          </table:table-cell>
          <table:table-cell table:style-name="ce16" table:formula="of:=[.B14]+[.C14]*[.H14]+[.D14]+[.E14]*0.2+[.F14]*0.2" office:value-type="float" office:value="-14.4" calcext:value-type="float">
            <text:p>-14.4</text:p>
          </table:table-cell>
          <table:table-cell table:style-name="ce16" table:formula="of:=[.B14]+[.C14]*[.H14]+[.D14]*0.2+[.E14]*0.2+[.F14]*0.2" office:value-type="float" office:value="-8" calcext:value-type="float">
            <text:p>-8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-8" calcext:value-type="float">
            <text:p>-8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table:style-name="ce16" table:formula="of:=[.B15]+[.C15]*[.H15]+1*[.D15]+1*[.E15]+1*[.F15]" office:value-type="float" office:value="-12" calcext:value-type="float">
            <text:p>-12</text:p>
          </table:table-cell>
          <table:table-cell table:style-name="ce16" table:formula="of:=[.B15]+[.C15]*[.H15]+0.2*[.D15]+1*[.E15]+1*[.F15]" office:value-type="float" office:value="-5.6" calcext:value-type="float">
            <text:p>-5.6</text:p>
          </table:table-cell>
          <table:table-cell table:style-name="ce16" table:formula="of:=[.B15]+[.C15]*[.H15]+1*[.D15]+0.2*[.E15]+1*[.F15]" office:value-type="float" office:value="-15.2" calcext:value-type="float">
            <text:p>-15.2</text:p>
          </table:table-cell>
          <table:table-cell table:style-name="ce16" table:formula="of:=[.B15]+[.C15]*[.H15]+1*[.D15]+1*[.E15]+[.F15]*0.2" office:value-type="float" office:value="-15.2" calcext:value-type="float">
            <text:p>-15.2</text:p>
          </table:table-cell>
          <table:table-cell table:style-name="ce16" table:formula="of:=[.B15]+[.C15]*[.H15]+[.D15]*0.2+[.E15]*0.2+[.F15]" office:value-type="float" office:value="-8.8" calcext:value-type="float">
            <text:p>-8.8</text:p>
          </table:table-cell>
          <table:table-cell table:style-name="ce16" table:formula="of:=[.B15]+[.C15]*[.H15]+[.D15]*0.2+[.E15]+[.F15]*0.2" office:value-type="float" office:value="-8.8" calcext:value-type="float">
            <text:p>-8.8</text:p>
          </table:table-cell>
          <table:table-cell table:style-name="ce16" table:formula="of:=[.B15]+[.C15]*[.H15]+[.D15]+[.E15]*0.2+[.F15]*0.2" office:value-type="float" office:value="-18.4" calcext:value-type="float">
            <text:p>-18.4</text:p>
          </table:table-cell>
          <table:table-cell table:style-name="ce16" table:formula="of:=[.B15]+[.C15]*[.H15]+[.D15]*0.2+[.E15]*0.2+[.F15]*0.2" office:value-type="float" office:value="-12" calcext:value-type="float">
            <text:p>-12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-8" calcext:value-type="float">
            <text:p>-8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table:style-name="ce16" table:formula="of:=[.B16]+[.C16]*[.H16]+1*[.D16]+1*[.E16]+1*[.F16]" office:value-type="float" office:value="-16" calcext:value-type="float">
            <text:p>-16</text:p>
          </table:table-cell>
          <table:table-cell table:style-name="ce16" table:formula="of:=[.B16]+[.C16]*[.H16]+0.2*[.D16]+1*[.E16]+1*[.F16]" office:value-type="float" office:value="-9.6" calcext:value-type="float">
            <text:p>-9.6</text:p>
          </table:table-cell>
          <table:table-cell table:style-name="ce16" table:formula="of:=[.B16]+[.C16]*[.H16]+1*[.D16]+0.2*[.E16]+1*[.F16]" office:value-type="float" office:value="-19.2" calcext:value-type="float">
            <text:p>-19.2</text:p>
          </table:table-cell>
          <table:table-cell table:style-name="ce16" table:formula="of:=[.B16]+[.C16]*[.H16]+1*[.D16]+1*[.E16]+[.F16]*0.2" office:value-type="float" office:value="-19.2" calcext:value-type="float">
            <text:p>-19.2</text:p>
          </table:table-cell>
          <table:table-cell table:style-name="ce16" table:formula="of:=[.B16]+[.C16]*[.H16]+[.D16]*0.2+[.E16]*0.2+[.F16]" office:value-type="float" office:value="-12.8" calcext:value-type="float">
            <text:p>-12.8</text:p>
          </table:table-cell>
          <table:table-cell table:style-name="ce16" table:formula="of:=[.B16]+[.C16]*[.H16]+[.D16]*0.2+[.E16]+[.F16]*0.2" office:value-type="float" office:value="-12.8" calcext:value-type="float">
            <text:p>-12.8</text:p>
          </table:table-cell>
          <table:table-cell table:style-name="ce16" table:formula="of:=[.B16]+[.C16]*[.H16]+[.D16]+[.E16]*0.2+[.F16]*0.2" office:value-type="float" office:value="-22.4" calcext:value-type="float">
            <text:p>-22.4</text:p>
          </table:table-cell>
          <table:table-cell table:style-name="ce16" table:formula="of:=[.B16]+[.C16]*[.H16]+[.D16]*0.2+[.E16]*0.2+[.F16]*0.2" office:value-type="float" office:value="-16" calcext:value-type="float">
            <text:p>-16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-8" calcext:value-type="float">
            <text:p>-8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table:style-name="ce16" table:formula="of:=[.B17]+[.C17]*[.H17]+1*[.D17]+1*[.E17]+1*[.F17]" office:value-type="float" office:value="-20" calcext:value-type="float">
            <text:p>-20</text:p>
          </table:table-cell>
          <table:table-cell table:style-name="ce16" table:formula="of:=[.B17]+[.C17]*[.H17]+0.2*[.D17]+1*[.E17]+1*[.F17]" office:value-type="float" office:value="-13.6" calcext:value-type="float">
            <text:p>-13.6</text:p>
          </table:table-cell>
          <table:table-cell table:style-name="ce16" table:formula="of:=[.B17]+[.C17]*[.H17]+1*[.D17]+0.2*[.E17]+1*[.F17]" office:value-type="float" office:value="-23.2" calcext:value-type="float">
            <text:p>-23.2</text:p>
          </table:table-cell>
          <table:table-cell table:style-name="ce16" table:formula="of:=[.B17]+[.C17]*[.H17]+1*[.D17]+1*[.E17]+[.F17]*0.2" office:value-type="float" office:value="-23.2" calcext:value-type="float">
            <text:p>-23.2</text:p>
          </table:table-cell>
          <table:table-cell table:style-name="ce16" table:formula="of:=[.B17]+[.C17]*[.H17]+[.D17]*0.2+[.E17]*0.2+[.F17]" office:value-type="float" office:value="-16.8" calcext:value-type="float">
            <text:p>-16.8</text:p>
          </table:table-cell>
          <table:table-cell table:style-name="ce16" table:formula="of:=[.B17]+[.C17]*[.H17]+[.D17]*0.2+[.E17]+[.F17]*0.2" office:value-type="float" office:value="-16.8" calcext:value-type="float">
            <text:p>-16.8</text:p>
          </table:table-cell>
          <table:table-cell table:style-name="ce16" table:formula="of:=[.B17]+[.C17]*[.H17]+[.D17]+[.E17]*0.2+[.F17]*0.2" office:value-type="float" office:value="-26.4" calcext:value-type="float">
            <text:p>-26.4</text:p>
          </table:table-cell>
          <table:table-cell table:style-name="ce16" table:formula="of:=[.B17]+[.C17]*[.H17]+[.D17]*0.2+[.E17]*0.2+[.F17]*0.2" office:value-type="float" office:value="-20" calcext:value-type="float">
            <text:p>-20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-8" calcext:value-type="float">
            <text:p>-8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table:style-name="ce16" table:formula="of:=[.B18]+[.C18]*[.H18]+1*[.D18]+1*[.E18]+1*[.F18]" office:value-type="float" office:value="-24" calcext:value-type="float">
            <text:p>-24</text:p>
          </table:table-cell>
          <table:table-cell table:style-name="ce16" table:formula="of:=[.B18]+[.C18]*[.H18]+0.2*[.D18]+1*[.E18]+1*[.F18]" office:value-type="float" office:value="-17.6" calcext:value-type="float">
            <text:p>-17.6</text:p>
          </table:table-cell>
          <table:table-cell table:style-name="ce16" table:formula="of:=[.B18]+[.C18]*[.H18]+1*[.D18]+0.2*[.E18]+1*[.F18]" office:value-type="float" office:value="-27.2" calcext:value-type="float">
            <text:p>-27.2</text:p>
          </table:table-cell>
          <table:table-cell table:style-name="ce16" table:formula="of:=[.B18]+[.C18]*[.H18]+1*[.D18]+1*[.E18]+[.F18]*0.2" office:value-type="float" office:value="-27.2" calcext:value-type="float">
            <text:p>-27.2</text:p>
          </table:table-cell>
          <table:table-cell table:style-name="ce16" table:formula="of:=[.B18]+[.C18]*[.H18]+[.D18]*0.2+[.E18]*0.2+[.F18]" office:value-type="float" office:value="-20.8" calcext:value-type="float">
            <text:p>-20.8</text:p>
          </table:table-cell>
          <table:table-cell table:style-name="ce16" table:formula="of:=[.B18]+[.C18]*[.H18]+[.D18]*0.2+[.E18]+[.F18]*0.2" office:value-type="float" office:value="-20.8" calcext:value-type="float">
            <text:p>-20.8</text:p>
          </table:table-cell>
          <table:table-cell table:style-name="ce16" table:formula="of:=[.B18]+[.C18]*[.H18]+[.D18]+[.E18]*0.2+[.F18]*0.2" office:value-type="float" office:value="-30.4" calcext:value-type="float">
            <text:p>-30.4</text:p>
          </table:table-cell>
          <table:table-cell table:style-name="ce16" table:formula="of:=[.B18]+[.C18]*[.H18]+[.D18]*0.2+[.E18]*0.2+[.F18]*0.2" office:value-type="float" office:value="-24" calcext:value-type="float">
            <text:p>-24</text:p>
          </table:table-cell>
          <table:table-cell table:number-columns-repeated="1008"/>
        </table:table-row>
        <table:table-row table:style-name="ro1">
          <table:table-cell table:style-name="ce17" table:number-columns-repeated="16"/>
          <table:table-cell table:number-columns-repeated="1008"/>
        </table:table-row>
        <table:table-row table:style-name="ro1">
          <table:table-cell table:style-name="ce16" office:value-type="string" calcext:value-type="string">
            <text:p>Sn=5,6,7</text:p>
          </table:table-cell>
          <table:table-cell table:style-name="ce16" office:value-type="float" office:value="-16" calcext:value-type="float">
            <text:p>-1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-8" calcext:value-type="float">
            <text:p>-8</text:p>
          </table:table-cell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table:style-name="ce16" table:formula="of:=[.B20]+[.C20]*[.H20]+1*[.D20]+1*[.E20]+1*[.F20]" office:value-type="float" office:value="-20" calcext:value-type="float">
            <text:p>-20</text:p>
          </table:table-cell>
          <table:table-cell table:style-name="ce16" table:formula="of:=[.B20]+[.C20]*[.H20]+0.2*[.D20]+1*[.E20]+1*[.F20]" office:value-type="float" office:value="-13.6" calcext:value-type="float">
            <text:p>-13.6</text:p>
          </table:table-cell>
          <table:table-cell table:style-name="ce16" table:formula="of:=[.B20]+[.C20]*[.H20]+1*[.D20]+0.2*[.E20]+1*[.F20]" office:value-type="float" office:value="-13.6" calcext:value-type="float">
            <text:p>-13.6</text:p>
          </table:table-cell>
          <table:table-cell table:style-name="ce16" table:formula="of:=[.B20]+[.C20]*[.H20]+1*[.D20]+1*[.E20]+[.F20]*0.2" office:value-type="float" office:value="-26.4" calcext:value-type="float">
            <text:p>-26.4</text:p>
          </table:table-cell>
          <table:table-cell table:style-name="ce16" table:formula="of:=[.B20]+[.C20]*[.H20]+[.D20]*0.2+[.E20]*0.2+[.F20]" office:value-type="float" office:value="-7.2" calcext:value-type="float">
            <text:p>-7.2</text:p>
          </table:table-cell>
          <table:table-cell table:style-name="ce16" table:formula="of:=[.B20]+[.C20]*[.H20]+[.D20]*0.2+[.E20]+[.F20]*0.2" office:value-type="float" office:value="-20" calcext:value-type="float">
            <text:p>-20</text:p>
          </table:table-cell>
          <table:table-cell table:style-name="ce16" table:formula="of:=[.B20]+[.C20]*[.H20]+[.D20]+[.E20]*0.2+[.F20]*0.2" office:value-type="float" office:value="-20" calcext:value-type="float">
            <text:p>-20</text:p>
          </table:table-cell>
          <table:table-cell table:style-name="ce16" table:formula="of:=[.B20]+[.C20]*[.H20]+[.D20]*0.2+[.E20]*0.2+[.F20]*0.2" office:value-type="float" office:value="-13.6" calcext:value-type="float">
            <text:p>-13.6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-16" calcext:value-type="float">
            <text:p>-1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-8" calcext:value-type="float">
            <text:p>-8</text:p>
          </table:table-cell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9" office:value-type="float" office:value="2" calcext:value-type="float">
            <text:p>2</text:p>
          </table:table-cell>
          <table:table-cell table:style-name="ce16" table:formula="of:=[.B21]+[.C21]*[.H21]+1*[.D21]+1*[.E21]+1*[.F21]" office:value-type="float" office:value="-16" calcext:value-type="float">
            <text:p>-16</text:p>
          </table:table-cell>
          <table:table-cell table:style-name="ce16" table:formula="of:=[.B21]+[.C21]*[.H21]+0.2*[.D21]+1*[.E21]+1*[.F21]" office:value-type="float" office:value="-9.6" calcext:value-type="float">
            <text:p>-9.6</text:p>
          </table:table-cell>
          <table:table-cell table:style-name="ce16" table:formula="of:=[.B21]+[.C21]*[.H21]+1*[.D21]+0.2*[.E21]+1*[.F21]" office:value-type="float" office:value="-9.6" calcext:value-type="float">
            <text:p>-9.6</text:p>
          </table:table-cell>
          <table:table-cell table:style-name="ce16" table:formula="of:=[.B21]+[.C21]*[.H21]+1*[.D21]+1*[.E21]+[.F21]*0.2" office:value-type="float" office:value="-22.4" calcext:value-type="float">
            <text:p>-22.4</text:p>
          </table:table-cell>
          <table:table-cell table:style-name="ce16" table:formula="of:=[.B21]+[.C21]*[.H21]+[.D21]*0.2+[.E21]*0.2+[.F21]" office:value-type="float" office:value="-3.2" calcext:value-type="float">
            <text:p>-3.2</text:p>
          </table:table-cell>
          <table:table-cell table:style-name="ce16" table:formula="of:=[.B21]+[.C21]*[.H21]+[.D21]*0.2+[.E21]+[.F21]*0.2" office:value-type="float" office:value="-16" calcext:value-type="float">
            <text:p>-16</text:p>
          </table:table-cell>
          <table:table-cell table:style-name="ce16" table:formula="of:=[.B21]+[.C21]*[.H21]+[.D21]+[.E21]*0.2+[.F21]*0.2" office:value-type="float" office:value="-16" calcext:value-type="float">
            <text:p>-16</text:p>
          </table:table-cell>
          <table:table-cell table:style-name="ce16" table:formula="of:=[.B21]+[.C21]*[.H21]+[.D21]*0.2+[.E21]*0.2+[.F21]*0.2" office:value-type="float" office:value="-9.6" calcext:value-type="float">
            <text:p>-9.6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-16" calcext:value-type="float">
            <text:p>-1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-8" calcext:value-type="float">
            <text:p>-8</text:p>
          </table:table-cell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table:style-name="ce16" table:formula="of:=[.B22]+[.C22]*[.H22]+1*[.D22]+1*[.E22]+1*[.F22]" office:value-type="float" office:value="-12" calcext:value-type="float">
            <text:p>-12</text:p>
          </table:table-cell>
          <table:table-cell table:style-name="ce16" table:formula="of:=[.B22]+[.C22]*[.H22]+0.2*[.D22]+1*[.E22]+1*[.F22]" office:value-type="float" office:value="-5.6" calcext:value-type="float">
            <text:p>-5.6</text:p>
          </table:table-cell>
          <table:table-cell table:style-name="ce16" table:formula="of:=[.B22]+[.C22]*[.H22]+1*[.D22]+0.2*[.E22]+1*[.F22]" office:value-type="float" office:value="-5.6" calcext:value-type="float">
            <text:p>-5.6</text:p>
          </table:table-cell>
          <table:table-cell table:style-name="ce16" table:formula="of:=[.B22]+[.C22]*[.H22]+1*[.D22]+1*[.E22]+[.F22]*0.2" office:value-type="float" office:value="-18.4" calcext:value-type="float">
            <text:p>-18.4</text:p>
          </table:table-cell>
          <table:table-cell table:style-name="ce16" table:formula="of:=[.B22]+[.C22]*[.H22]+[.D22]*0.2+[.E22]*0.2+[.F22]" office:value-type="float" office:value="0.800000000000001" calcext:value-type="float">
            <text:p>0.800000000000001</text:p>
          </table:table-cell>
          <table:table-cell table:style-name="ce16" table:formula="of:=[.B22]+[.C22]*[.H22]+[.D22]*0.2+[.E22]+[.F22]*0.2" office:value-type="float" office:value="-12" calcext:value-type="float">
            <text:p>-12</text:p>
          </table:table-cell>
          <table:table-cell table:style-name="ce16" table:formula="of:=[.B22]+[.C22]*[.H22]+[.D22]+[.E22]*0.2+[.F22]*0.2" office:value-type="float" office:value="-12" calcext:value-type="float">
            <text:p>-12</text:p>
          </table:table-cell>
          <table:table-cell table:style-name="ce16" table:formula="of:=[.B22]+[.C22]*[.H22]+[.D22]*0.2+[.E22]*0.2+[.F22]*0.2" office:value-type="float" office:value="-5.6" calcext:value-type="float">
            <text:p>-5.6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-16" calcext:value-type="float">
            <text:p>-1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-8" calcext:value-type="float">
            <text:p>-8</text:p>
          </table:table-cell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9" office:value-type="float" office:value="4" calcext:value-type="float">
            <text:p>4</text:p>
          </table:table-cell>
          <table:table-cell table:style-name="ce16" table:formula="of:=[.B23]+[.C23]*[.H23]+1*[.D23]+1*[.E23]+1*[.F23]" office:value-type="float" office:value="-8" calcext:value-type="float">
            <text:p>-8</text:p>
          </table:table-cell>
          <table:table-cell table:style-name="ce16" table:formula="of:=[.B23]+[.C23]*[.H23]+0.2*[.D23]+1*[.E23]+1*[.F23]" office:value-type="float" office:value="-1.6" calcext:value-type="float">
            <text:p>-1.6</text:p>
          </table:table-cell>
          <table:table-cell table:style-name="ce16" table:formula="of:=[.B23]+[.C23]*[.H23]+1*[.D23]+0.2*[.E23]+1*[.F23]" office:value-type="float" office:value="-1.6" calcext:value-type="float">
            <text:p>-1.6</text:p>
          </table:table-cell>
          <table:table-cell table:style-name="ce16" table:formula="of:=[.B23]+[.C23]*[.H23]+1*[.D23]+1*[.E23]+[.F23]*0.2" office:value-type="float" office:value="-14.4" calcext:value-type="float">
            <text:p>-14.4</text:p>
          </table:table-cell>
          <table:table-cell table:style-name="ce16" table:formula="of:=[.B23]+[.C23]*[.H23]+[.D23]*0.2+[.E23]*0.2+[.F23]" office:value-type="float" office:value="4.8" calcext:value-type="float">
            <text:p>4.8</text:p>
          </table:table-cell>
          <table:table-cell table:style-name="ce16" table:formula="of:=[.B23]+[.C23]*[.H23]+[.D23]*0.2+[.E23]+[.F23]*0.2" office:value-type="float" office:value="-8" calcext:value-type="float">
            <text:p>-8</text:p>
          </table:table-cell>
          <table:table-cell table:style-name="ce16" table:formula="of:=[.B23]+[.C23]*[.H23]+[.D23]+[.E23]*0.2+[.F23]*0.2" office:value-type="float" office:value="-8" calcext:value-type="float">
            <text:p>-8</text:p>
          </table:table-cell>
          <table:table-cell table:style-name="ce16" table:formula="of:=[.B23]+[.C23]*[.H23]+[.D23]*0.2+[.E23]*0.2+[.F23]*0.2" office:value-type="float" office:value="-1.6" calcext:value-type="float">
            <text:p>-1.6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-16" calcext:value-type="float">
            <text:p>-1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-8" calcext:value-type="float">
            <text:p>-8</text:p>
          </table:table-cell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table:style-name="ce16" table:formula="of:=[.B24]+[.C24]*[.H24]+1*[.D24]+1*[.E24]+1*[.F24]" office:value-type="float" office:value="-4" calcext:value-type="float">
            <text:p>-4</text:p>
          </table:table-cell>
          <table:table-cell table:style-name="ce16" table:formula="of:=[.B24]+[.C24]*[.H24]+0.2*[.D24]+1*[.E24]+1*[.F24]" office:value-type="float" office:value="2.4" calcext:value-type="float">
            <text:p>2.4</text:p>
          </table:table-cell>
          <table:table-cell table:style-name="ce16" table:formula="of:=[.B24]+[.C24]*[.H24]+1*[.D24]+0.2*[.E24]+1*[.F24]" office:value-type="float" office:value="2.4" calcext:value-type="float">
            <text:p>2.4</text:p>
          </table:table-cell>
          <table:table-cell table:style-name="ce16" table:formula="of:=[.B24]+[.C24]*[.H24]+1*[.D24]+1*[.E24]+[.F24]*0.2" office:value-type="float" office:value="-10.4" calcext:value-type="float">
            <text:p>-10.4</text:p>
          </table:table-cell>
          <table:table-cell table:style-name="ce16" table:formula="of:=[.B24]+[.C24]*[.H24]+[.D24]*0.2+[.E24]*0.2+[.F24]" office:value-type="float" office:value="8.8" calcext:value-type="float">
            <text:p>8.8</text:p>
          </table:table-cell>
          <table:table-cell table:style-name="ce16" table:formula="of:=[.B24]+[.C24]*[.H24]+[.D24]*0.2+[.E24]+[.F24]*0.2" office:value-type="float" office:value="-4" calcext:value-type="float">
            <text:p>-4</text:p>
          </table:table-cell>
          <table:table-cell table:style-name="ce16" table:formula="of:=[.B24]+[.C24]*[.H24]+[.D24]+[.E24]*0.2+[.F24]*0.2" office:value-type="float" office:value="-4" calcext:value-type="float">
            <text:p>-4</text:p>
          </table:table-cell>
          <table:table-cell table:style-name="ce16" table:formula="of:=[.B24]+[.C24]*[.H24]+[.D24]*0.2+[.E24]*0.2+[.F24]*0.2" office:value-type="float" office:value="2.4" calcext:value-type="float">
            <text:p>2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-16" calcext:value-type="float">
            <text:p>-1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-8" calcext:value-type="float">
            <text:p>-8</text:p>
          </table:table-cell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table:style-name="ce16" table:formula="of:=[.B25]+[.C25]*[.H25]+1*[.D25]+1*[.E25]+1*[.F25]" office:value-type="float" office:value="0" calcext:value-type="float">
            <text:p>0</text:p>
          </table:table-cell>
          <table:table-cell table:style-name="ce16" table:formula="of:=[.B25]+[.C25]*[.H25]+0.2*[.D25]+1*[.E25]+1*[.F25]" office:value-type="float" office:value="6.4" calcext:value-type="float">
            <text:p>6.4</text:p>
          </table:table-cell>
          <table:table-cell table:style-name="ce16" table:formula="of:=[.B25]+[.C25]*[.H25]+1*[.D25]+0.2*[.E25]+1*[.F25]" office:value-type="float" office:value="6.4" calcext:value-type="float">
            <text:p>6.4</text:p>
          </table:table-cell>
          <table:table-cell table:style-name="ce16" table:formula="of:=[.B25]+[.C25]*[.H25]+1*[.D25]+1*[.E25]+[.F25]*0.2" office:value-type="float" office:value="-6.4" calcext:value-type="float">
            <text:p>-6.4</text:p>
          </table:table-cell>
          <table:table-cell table:style-name="ce16" table:formula="of:=[.B25]+[.C25]*[.H25]+[.D25]*0.2+[.E25]*0.2+[.F25]" office:value-type="float" office:value="12.8" calcext:value-type="float">
            <text:p>12.8</text:p>
          </table:table-cell>
          <table:table-cell table:style-name="ce16" table:formula="of:=[.B25]+[.C25]*[.H25]+[.D25]*0.2+[.E25]+[.F25]*0.2" office:value-type="float" office:value="0" calcext:value-type="float">
            <text:p>0</text:p>
          </table:table-cell>
          <table:table-cell table:style-name="ce16" table:formula="of:=[.B25]+[.C25]*[.H25]+[.D25]+[.E25]*0.2+[.F25]*0.2" office:value-type="float" office:value="0" calcext:value-type="float">
            <text:p>0</text:p>
          </table:table-cell>
          <table:table-cell table:style-name="ce16" table:formula="of:=[.B25]+[.C25]*[.H25]+[.D25]*0.2+[.E25]*0.2+[.F25]*0.2" office:value-type="float" office:value="6.4" calcext:value-type="float">
            <text:p>6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-16" calcext:value-type="float">
            <text:p>-1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-8" calcext:value-type="float">
            <text:p>-8</text:p>
          </table:table-cell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table:style-name="ce16" table:formula="of:=[.B26]+[.C26]*[.H26]+1*[.D26]+1*[.E26]+1*[.F26]" office:value-type="float" office:value="4" calcext:value-type="float">
            <text:p>4</text:p>
          </table:table-cell>
          <table:table-cell table:style-name="ce16" table:formula="of:=[.B26]+[.C26]*[.H26]+0.2*[.D26]+1*[.E26]+1*[.F26]" office:value-type="float" office:value="10.4" calcext:value-type="float">
            <text:p>10.4</text:p>
          </table:table-cell>
          <table:table-cell table:style-name="ce16" table:formula="of:=[.B26]+[.C26]*[.H26]+1*[.D26]+0.2*[.E26]+1*[.F26]" office:value-type="float" office:value="10.4" calcext:value-type="float">
            <text:p>10.4</text:p>
          </table:table-cell>
          <table:table-cell table:style-name="ce16" table:formula="of:=[.B26]+[.C26]*[.H26]+1*[.D26]+1*[.E26]+[.F26]*0.2" office:value-type="float" office:value="-2.4" calcext:value-type="float">
            <text:p>-2.4</text:p>
          </table:table-cell>
          <table:table-cell table:style-name="ce16" table:formula="of:=[.B26]+[.C26]*[.H26]+[.D26]*0.2+[.E26]*0.2+[.F26]" office:value-type="float" office:value="16.8" calcext:value-type="float">
            <text:p>16.8</text:p>
          </table:table-cell>
          <table:table-cell table:style-name="ce16" table:formula="of:=[.B26]+[.C26]*[.H26]+[.D26]*0.2+[.E26]+[.F26]*0.2" office:value-type="float" office:value="4" calcext:value-type="float">
            <text:p>4</text:p>
          </table:table-cell>
          <table:table-cell table:style-name="ce16" table:formula="of:=[.B26]+[.C26]*[.H26]+[.D26]+[.E26]*0.2+[.F26]*0.2" office:value-type="float" office:value="4" calcext:value-type="float">
            <text:p>4</text:p>
          </table:table-cell>
          <table:table-cell table:style-name="ce16" table:formula="of:=[.B26]+[.C26]*[.H26]+[.D26]*0.2+[.E26]*0.2+[.F26]*0.2" office:value-type="float" office:value="10.4" calcext:value-type="float">
            <text:p>10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-16" calcext:value-type="float">
            <text:p>-1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-8" calcext:value-type="float">
            <text:p>-8</text:p>
          </table:table-cell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table:style-name="ce16" table:formula="of:=[.B27]+[.C27]*[.H27]+1*[.D27]+1*[.E27]+1*[.F27]" office:value-type="float" office:value="8" calcext:value-type="float">
            <text:p>8</text:p>
          </table:table-cell>
          <table:table-cell table:style-name="ce16" table:formula="of:=[.B27]+[.C27]*[.H27]+0.2*[.D27]+1*[.E27]+1*[.F27]" office:value-type="float" office:value="14.4" calcext:value-type="float">
            <text:p>14.4</text:p>
          </table:table-cell>
          <table:table-cell table:style-name="ce16" table:formula="of:=[.B27]+[.C27]*[.H27]+1*[.D27]+0.2*[.E27]+1*[.F27]" office:value-type="float" office:value="14.4" calcext:value-type="float">
            <text:p>14.4</text:p>
          </table:table-cell>
          <table:table-cell table:style-name="ce16" table:formula="of:=[.B27]+[.C27]*[.H27]+1*[.D27]+1*[.E27]+[.F27]*0.2" office:value-type="float" office:value="1.6" calcext:value-type="float">
            <text:p>1.6</text:p>
          </table:table-cell>
          <table:table-cell table:style-name="ce16" table:formula="of:=[.B27]+[.C27]*[.H27]+[.D27]*0.2+[.E27]*0.2+[.F27]" office:value-type="float" office:value="20.8" calcext:value-type="float">
            <text:p>20.8</text:p>
          </table:table-cell>
          <table:table-cell table:style-name="ce16" table:formula="of:=[.B27]+[.C27]*[.H27]+[.D27]*0.2+[.E27]+[.F27]*0.2" office:value-type="float" office:value="8" calcext:value-type="float">
            <text:p>8</text:p>
          </table:table-cell>
          <table:table-cell table:style-name="ce16" table:formula="of:=[.B27]+[.C27]*[.H27]+[.D27]+[.E27]*0.2+[.F27]*0.2" office:value-type="float" office:value="8" calcext:value-type="float">
            <text:p>8</text:p>
          </table:table-cell>
          <table:table-cell table:style-name="ce16" table:formula="of:=[.B27]+[.C27]*[.H27]+[.D27]*0.2+[.E27]*0.2+[.F27]*0.2" office:value-type="float" office:value="14.4" calcext:value-type="float">
            <text:p>14.4</text:p>
          </table:table-cell>
          <table:table-cell table:number-columns-repeated="1008"/>
        </table:table-row>
        <table:table-row table:style-name="ro1">
          <table:table-cell table:style-name="ce17" table:number-columns-repeated="16"/>
          <table:table-cell table:number-columns-repeated="1008"/>
        </table:table-row>
        <table:table-row table:style-name="ro1">
          <table:table-cell table:style-name="ce16" office:value-type="string" calcext:value-type="string">
            <text:p>Sn=8</text:p>
          </table:table-cell>
          <table:table-cell table:style-name="ce16" office:value-type="float" office:value="-8" calcext:value-type="float">
            <text:p>-8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 table:style-name="ce16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table:style-name="ce16" table:formula="of:=[.B29]+[.C29]*[.H29]+1*[.D29]+1*[.E29]+1*[.F29]" office:value-type="float" office:value="-18" calcext:value-type="float">
            <text:p>-18</text:p>
          </table:table-cell>
          <table:table-cell table:style-name="ce16" table:formula="of:=[.B29]+[.C29]*[.H29]+0.2*[.D29]+1*[.E29]+1*[.F29]" office:value-type="float" office:value="-14.8" calcext:value-type="float">
            <text:p>-14.8</text:p>
          </table:table-cell>
          <table:table-cell table:style-name="ce16" table:formula="of:=[.B29]+[.C29]*[.H29]+1*[.D29]+0.2*[.E29]+1*[.F29]" office:value-type="float" office:value="-14.8" calcext:value-type="float">
            <text:p>-14.8</text:p>
          </table:table-cell>
          <table:table-cell table:style-name="ce16" table:formula="of:=[.B29]+[.C29]*[.H29]+1*[.D29]+1*[.E29]+[.F29]*0.2" office:value-type="float" office:value="-14.8" calcext:value-type="float">
            <text:p>-14.8</text:p>
          </table:table-cell>
          <table:table-cell table:style-name="ce16" table:formula="of:=[.B29]+[.C29]*[.H29]+[.D29]*0.2+[.E29]*0.2+[.F29]" office:value-type="float" office:value="-11.6" calcext:value-type="float">
            <text:p>-11.6</text:p>
          </table:table-cell>
          <table:table-cell table:style-name="ce16" table:formula="of:=[.B29]+[.C29]*[.H29]+[.D29]*0.2+[.E29]+[.F29]*0.2" office:value-type="float" office:value="-11.6" calcext:value-type="float">
            <text:p>-11.6</text:p>
          </table:table-cell>
          <table:table-cell table:style-name="ce16" table:formula="of:=[.B29]+[.C29]*[.H29]+[.D29]+[.E29]*0.2+[.F29]*0.2" office:value-type="float" office:value="-11.6" calcext:value-type="float">
            <text:p>-11.6</text:p>
          </table:table-cell>
          <table:table-cell table:style-name="ce16" table:formula="of:=[.B29]+[.C29]*[.H29]+[.D29]*0.2+[.E29]*0.2+[.F29]*0.2" office:value-type="float" office:value="-8.4" calcext:value-type="float">
            <text:p>-8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-8" calcext:value-type="float">
            <text:p>-8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 table:style-name="ce16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2" calcext:value-type="float">
            <text:p>2</text:p>
          </table:table-cell>
          <table:table-cell table:style-name="ce16" table:formula="of:=[.B30]+[.C30]*[.H30]+1*[.D30]+1*[.E30]+1*[.F30]" office:value-type="float" office:value="-16" calcext:value-type="float">
            <text:p>-16</text:p>
          </table:table-cell>
          <table:table-cell table:style-name="ce16" table:formula="of:=[.B30]+[.C30]*[.H30]+0.2*[.D30]+1*[.E30]+1*[.F30]" office:value-type="float" office:value="-12.8" calcext:value-type="float">
            <text:p>-12.8</text:p>
          </table:table-cell>
          <table:table-cell table:style-name="ce16" table:formula="of:=[.B30]+[.C30]*[.H30]+1*[.D30]+0.2*[.E30]+1*[.F30]" office:value-type="float" office:value="-12.8" calcext:value-type="float">
            <text:p>-12.8</text:p>
          </table:table-cell>
          <table:table-cell table:style-name="ce16" table:formula="of:=[.B30]+[.C30]*[.H30]+1*[.D30]+1*[.E30]+[.F30]*0.2" office:value-type="float" office:value="-12.8" calcext:value-type="float">
            <text:p>-12.8</text:p>
          </table:table-cell>
          <table:table-cell table:style-name="ce16" table:formula="of:=[.B30]+[.C30]*[.H30]+[.D30]*0.2+[.E30]*0.2+[.F30]" office:value-type="float" office:value="-9.6" calcext:value-type="float">
            <text:p>-9.6</text:p>
          </table:table-cell>
          <table:table-cell table:style-name="ce16" table:formula="of:=[.B30]+[.C30]*[.H30]+[.D30]*0.2+[.E30]+[.F30]*0.2" office:value-type="float" office:value="-9.6" calcext:value-type="float">
            <text:p>-9.6</text:p>
          </table:table-cell>
          <table:table-cell table:style-name="ce16" table:formula="of:=[.B30]+[.C30]*[.H30]+[.D30]+[.E30]*0.2+[.F30]*0.2" office:value-type="float" office:value="-9.6" calcext:value-type="float">
            <text:p>-9.6</text:p>
          </table:table-cell>
          <table:table-cell table:style-name="ce16" table:formula="of:=[.B30]+[.C30]*[.H30]+[.D30]*0.2+[.E30]*0.2+[.F30]*0.2" office:value-type="float" office:value="-6.4" calcext:value-type="float">
            <text:p>-6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-8" calcext:value-type="float">
            <text:p>-8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 table:style-name="ce16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table:style-name="ce16" table:formula="of:=[.B31]+[.C31]*[.H31]+1*[.D31]+1*[.E31]+1*[.F31]" office:value-type="float" office:value="-14" calcext:value-type="float">
            <text:p>-14</text:p>
          </table:table-cell>
          <table:table-cell table:style-name="ce16" table:formula="of:=[.B31]+[.C31]*[.H31]+0.2*[.D31]+1*[.E31]+1*[.F31]" office:value-type="float" office:value="-10.8" calcext:value-type="float">
            <text:p>-10.8</text:p>
          </table:table-cell>
          <table:table-cell table:style-name="ce16" table:formula="of:=[.B31]+[.C31]*[.H31]+1*[.D31]+0.2*[.E31]+1*[.F31]" office:value-type="float" office:value="-10.8" calcext:value-type="float">
            <text:p>-10.8</text:p>
          </table:table-cell>
          <table:table-cell table:style-name="ce16" table:formula="of:=[.B31]+[.C31]*[.H31]+1*[.D31]+1*[.E31]+[.F31]*0.2" office:value-type="float" office:value="-10.8" calcext:value-type="float">
            <text:p>-10.8</text:p>
          </table:table-cell>
          <table:table-cell table:style-name="ce16" table:formula="of:=[.B31]+[.C31]*[.H31]+[.D31]*0.2+[.E31]*0.2+[.F31]" office:value-type="float" office:value="-7.6" calcext:value-type="float">
            <text:p>-7.6</text:p>
          </table:table-cell>
          <table:table-cell table:style-name="ce16" table:formula="of:=[.B31]+[.C31]*[.H31]+[.D31]*0.2+[.E31]+[.F31]*0.2" office:value-type="float" office:value="-7.6" calcext:value-type="float">
            <text:p>-7.6</text:p>
          </table:table-cell>
          <table:table-cell table:style-name="ce16" table:formula="of:=[.B31]+[.C31]*[.H31]+[.D31]+[.E31]*0.2+[.F31]*0.2" office:value-type="float" office:value="-7.6" calcext:value-type="float">
            <text:p>-7.6</text:p>
          </table:table-cell>
          <table:table-cell table:style-name="ce16" table:formula="of:=[.B31]+[.C31]*[.H31]+[.D31]*0.2+[.E31]*0.2+[.F31]*0.2" office:value-type="float" office:value="-4.4" calcext:value-type="float">
            <text:p>-4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-8" calcext:value-type="float">
            <text:p>-8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 table:style-name="ce16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4" calcext:value-type="float">
            <text:p>4</text:p>
          </table:table-cell>
          <table:table-cell table:style-name="ce16" table:formula="of:=[.B32]+[.C32]*[.H32]+1*[.D32]+1*[.E32]+1*[.F32]" office:value-type="float" office:value="-12" calcext:value-type="float">
            <text:p>-12</text:p>
          </table:table-cell>
          <table:table-cell table:style-name="ce16" table:formula="of:=[.B32]+[.C32]*[.H32]+0.2*[.D32]+1*[.E32]+1*[.F32]" office:value-type="float" office:value="-8.8" calcext:value-type="float">
            <text:p>-8.8</text:p>
          </table:table-cell>
          <table:table-cell table:style-name="ce16" table:formula="of:=[.B32]+[.C32]*[.H32]+1*[.D32]+0.2*[.E32]+1*[.F32]" office:value-type="float" office:value="-8.8" calcext:value-type="float">
            <text:p>-8.8</text:p>
          </table:table-cell>
          <table:table-cell table:style-name="ce16" table:formula="of:=[.B32]+[.C32]*[.H32]+1*[.D32]+1*[.E32]+[.F32]*0.2" office:value-type="float" office:value="-8.8" calcext:value-type="float">
            <text:p>-8.8</text:p>
          </table:table-cell>
          <table:table-cell table:style-name="ce16" table:formula="of:=[.B32]+[.C32]*[.H32]+[.D32]*0.2+[.E32]*0.2+[.F32]" office:value-type="float" office:value="-5.6" calcext:value-type="float">
            <text:p>-5.6</text:p>
          </table:table-cell>
          <table:table-cell table:style-name="ce16" table:formula="of:=[.B32]+[.C32]*[.H32]+[.D32]*0.2+[.E32]+[.F32]*0.2" office:value-type="float" office:value="-5.6" calcext:value-type="float">
            <text:p>-5.6</text:p>
          </table:table-cell>
          <table:table-cell table:style-name="ce16" table:formula="of:=[.B32]+[.C32]*[.H32]+[.D32]+[.E32]*0.2+[.F32]*0.2" office:value-type="float" office:value="-5.6" calcext:value-type="float">
            <text:p>-5.6</text:p>
          </table:table-cell>
          <table:table-cell table:style-name="ce16" table:formula="of:=[.B32]+[.C32]*[.H32]+[.D32]*0.2+[.E32]*0.2+[.F32]*0.2" office:value-type="float" office:value="-2.4" calcext:value-type="float">
            <text:p>-2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-8" calcext:value-type="float">
            <text:p>-8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 table:style-name="ce16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table:style-name="ce16" table:formula="of:=[.B33]+[.C33]*[.H33]+1*[.D33]+1*[.E33]+1*[.F33]" office:value-type="float" office:value="-10" calcext:value-type="float">
            <text:p>-10</text:p>
          </table:table-cell>
          <table:table-cell table:style-name="ce16" table:formula="of:=[.B33]+[.C33]*[.H33]+0.2*[.D33]+1*[.E33]+1*[.F33]" office:value-type="float" office:value="-6.8" calcext:value-type="float">
            <text:p>-6.8</text:p>
          </table:table-cell>
          <table:table-cell table:style-name="ce16" table:formula="of:=[.B33]+[.C33]*[.H33]+1*[.D33]+0.2*[.E33]+1*[.F33]" office:value-type="float" office:value="-6.8" calcext:value-type="float">
            <text:p>-6.8</text:p>
          </table:table-cell>
          <table:table-cell table:style-name="ce16" table:formula="of:=[.B33]+[.C33]*[.H33]+1*[.D33]+1*[.E33]+[.F33]*0.2" office:value-type="float" office:value="-6.8" calcext:value-type="float">
            <text:p>-6.8</text:p>
          </table:table-cell>
          <table:table-cell table:style-name="ce16" table:formula="of:=[.B33]+[.C33]*[.H33]+[.D33]*0.2+[.E33]*0.2+[.F33]" office:value-type="float" office:value="-3.6" calcext:value-type="float">
            <text:p>-3.6</text:p>
          </table:table-cell>
          <table:table-cell table:style-name="ce16" table:formula="of:=[.B33]+[.C33]*[.H33]+[.D33]*0.2+[.E33]+[.F33]*0.2" office:value-type="float" office:value="-3.6" calcext:value-type="float">
            <text:p>-3.6</text:p>
          </table:table-cell>
          <table:table-cell table:style-name="ce16" table:formula="of:=[.B33]+[.C33]*[.H33]+[.D33]+[.E33]*0.2+[.F33]*0.2" office:value-type="float" office:value="-3.6" calcext:value-type="float">
            <text:p>-3.6</text:p>
          </table:table-cell>
          <table:table-cell table:style-name="ce16" table:formula="of:=[.B33]+[.C33]*[.H33]+[.D33]*0.2+[.E33]*0.2+[.F33]*0.2" office:value-type="float" office:value="-0.4" calcext:value-type="float">
            <text:p>-0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-8" calcext:value-type="float">
            <text:p>-8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 table:style-name="ce16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table:style-name="ce16" table:formula="of:=[.B34]+[.C34]*[.H34]+1*[.D34]+1*[.E34]+1*[.F34]" office:value-type="float" office:value="-8" calcext:value-type="float">
            <text:p>-8</text:p>
          </table:table-cell>
          <table:table-cell table:style-name="ce16" table:formula="of:=[.B34]+[.C34]*[.H34]+0.2*[.D34]+1*[.E34]+1*[.F34]" office:value-type="float" office:value="-4.8" calcext:value-type="float">
            <text:p>-4.8</text:p>
          </table:table-cell>
          <table:table-cell table:style-name="ce16" table:formula="of:=[.B34]+[.C34]*[.H34]+1*[.D34]+0.2*[.E34]+1*[.F34]" office:value-type="float" office:value="-4.8" calcext:value-type="float">
            <text:p>-4.8</text:p>
          </table:table-cell>
          <table:table-cell table:style-name="ce16" table:formula="of:=[.B34]+[.C34]*[.H34]+1*[.D34]+1*[.E34]+[.F34]*0.2" office:value-type="float" office:value="-4.8" calcext:value-type="float">
            <text:p>-4.8</text:p>
          </table:table-cell>
          <table:table-cell table:style-name="ce16" table:formula="of:=[.B34]+[.C34]*[.H34]+[.D34]*0.2+[.E34]*0.2+[.F34]" office:value-type="float" office:value="-1.6" calcext:value-type="float">
            <text:p>-1.6</text:p>
          </table:table-cell>
          <table:table-cell table:style-name="ce16" table:formula="of:=[.B34]+[.C34]*[.H34]+[.D34]*0.2+[.E34]+[.F34]*0.2" office:value-type="float" office:value="-1.6" calcext:value-type="float">
            <text:p>-1.6</text:p>
          </table:table-cell>
          <table:table-cell table:style-name="ce16" table:formula="of:=[.B34]+[.C34]*[.H34]+[.D34]+[.E34]*0.2+[.F34]*0.2" office:value-type="float" office:value="-1.6" calcext:value-type="float">
            <text:p>-1.6</text:p>
          </table:table-cell>
          <table:table-cell table:style-name="ce16" table:formula="of:=[.B34]+[.C34]*[.H34]+[.D34]*0.2+[.E34]*0.2+[.F34]*0.2" office:value-type="float" office:value="1.6" calcext:value-type="float">
            <text:p>1.6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-8" calcext:value-type="float">
            <text:p>-8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 table:style-name="ce16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table:style-name="ce16" table:formula="of:=[.B35]+[.C35]*[.H35]+1*[.D35]+1*[.E35]+1*[.F35]" office:value-type="float" office:value="-6" calcext:value-type="float">
            <text:p>-6</text:p>
          </table:table-cell>
          <table:table-cell table:style-name="ce16" table:formula="of:=[.B35]+[.C35]*[.H35]+0.2*[.D35]+1*[.E35]+1*[.F35]" office:value-type="float" office:value="-2.8" calcext:value-type="float">
            <text:p>-2.8</text:p>
          </table:table-cell>
          <table:table-cell table:style-name="ce16" table:formula="of:=[.B35]+[.C35]*[.H35]+1*[.D35]+0.2*[.E35]+1*[.F35]" office:value-type="float" office:value="-2.8" calcext:value-type="float">
            <text:p>-2.8</text:p>
          </table:table-cell>
          <table:table-cell table:style-name="ce16" table:formula="of:=[.B35]+[.C35]*[.H35]+1*[.D35]+1*[.E35]+[.F35]*0.2" office:value-type="float" office:value="-2.8" calcext:value-type="float">
            <text:p>-2.8</text:p>
          </table:table-cell>
          <table:table-cell table:style-name="ce16" table:formula="of:=[.B35]+[.C35]*[.H35]+[.D35]*0.2+[.E35]*0.2+[.F35]" office:value-type="float" office:value="0.4" calcext:value-type="float">
            <text:p>0.4</text:p>
          </table:table-cell>
          <table:table-cell table:style-name="ce16" table:formula="of:=[.B35]+[.C35]*[.H35]+[.D35]*0.2+[.E35]+[.F35]*0.2" office:value-type="float" office:value="0.4" calcext:value-type="float">
            <text:p>0.4</text:p>
          </table:table-cell>
          <table:table-cell table:style-name="ce16" table:formula="of:=[.B35]+[.C35]*[.H35]+[.D35]+[.E35]*0.2+[.F35]*0.2" office:value-type="float" office:value="0.4" calcext:value-type="float">
            <text:p>0.4</text:p>
          </table:table-cell>
          <table:table-cell table:style-name="ce16" table:formula="of:=[.B35]+[.C35]*[.H35]+[.D35]*0.2+[.E35]*0.2+[.F35]*0.2" office:value-type="float" office:value="3.6" calcext:value-type="float">
            <text:p>3.6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office:value-type="float" office:value="-8" calcext:value-type="float">
            <text:p>-8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 table:style-name="ce16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table:style-name="ce16" table:formula="of:=[.B36]+[.C36]*[.H36]+1*[.D36]+1*[.E36]+1*[.F36]" office:value-type="float" office:value="-4" calcext:value-type="float">
            <text:p>-4</text:p>
          </table:table-cell>
          <table:table-cell table:style-name="ce16" table:formula="of:=[.B36]+[.C36]*[.H36]+0.2*[.D36]+1*[.E36]+1*[.F36]" office:value-type="float" office:value="-0.8" calcext:value-type="float">
            <text:p>-0.8</text:p>
          </table:table-cell>
          <table:table-cell table:style-name="ce16" table:formula="of:=[.B36]+[.C36]*[.H36]+1*[.D36]+0.2*[.E36]+1*[.F36]" office:value-type="float" office:value="-0.8" calcext:value-type="float">
            <text:p>-0.8</text:p>
          </table:table-cell>
          <table:table-cell table:style-name="ce16" table:formula="of:=[.B36]+[.C36]*[.H36]+1*[.D36]+1*[.E36]+[.F36]*0.2" office:value-type="float" office:value="-0.8" calcext:value-type="float">
            <text:p>-0.8</text:p>
          </table:table-cell>
          <table:table-cell table:style-name="ce16" table:formula="of:=[.B36]+[.C36]*[.H36]+[.D36]*0.2+[.E36]*0.2+[.F36]" office:value-type="float" office:value="2.4" calcext:value-type="float">
            <text:p>2.4</text:p>
          </table:table-cell>
          <table:table-cell table:style-name="ce16" table:formula="of:=[.B36]+[.C36]*[.H36]+[.D36]*0.2+[.E36]+[.F36]*0.2" office:value-type="float" office:value="2.4" calcext:value-type="float">
            <text:p>2.4</text:p>
          </table:table-cell>
          <table:table-cell table:style-name="ce16" table:formula="of:=[.B36]+[.C36]*[.H36]+[.D36]+[.E36]*0.2+[.F36]*0.2" office:value-type="float" office:value="2.4" calcext:value-type="float">
            <text:p>2.4</text:p>
          </table:table-cell>
          <table:table-cell table:style-name="ce16" table:formula="of:=[.B36]+[.C36]*[.H36]+[.D36]*0.2+[.E36]*0.2+[.F36]*0.2" office:value-type="float" office:value="5.6" calcext:value-type="float">
            <text:p>5.6</text:p>
          </table:table-cell>
          <table:table-cell table:number-columns-repeated="1008"/>
        </table:table-row>
        <table:table-row table:style-name="ro1">
          <table:table-cell table:style-name="ce17" table:number-columns-repeated="16"/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16:58:46.996398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6:58:49.386011416</meta:creation-date>
    <meta:editing-duration>PT2M42S</meta:editing-duration>
    <meta:editing-cycles>2</meta:editing-cycles>
    <meta:generator>LibreOffice/6.0.7.3$Linux_X86_64 LibreOffice_project/00m0$Build-3</meta:generator>
    <dc:date>2019-10-02T17:19:38.830406702</dc:date>
    <meta:document-statistic meta:table-count="1" meta:cell-count="466" meta:object-count="0"/>
  </office:meta>
</office:document-meta>
</file>